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OM LED Spiel</text:p>
          </table:table-cell>
          <table:table-cell/>
          <table:table-cell office:value-type="string" calcext:value-type="string">
            <text:p>Version 1.1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 C2, C71,</text:p>
          </table:table-cell>
          <table:table-cell office:value-type="string" calcext:value-type="string">
            <text:p>22pF Unpolarized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O-G0805 22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4]*[.G4]" office:value-type="currency" office:currency="EUR" office:value="0.06" calcext:value-type="currency">
            <text:p>0,06 €</text:p>
          </table:table-cell>
          <table:table-cell office:value-type="string" calcext:value-type="string">
            <text:p>C1 and C2 are only required if Y2 is equipped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10p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O-G0805 10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  <table:table-cell/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C103,</text:p>
          </table:table-cell>
          <table:table-cell office:value-type="string" calcext:value-type="string">
            <text:p>18nF Unpolarize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BG RGB LED, red/cathode/blue/gre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10]*[.G10]" office:value-type="currency" office:currency="EUR" office:value="20" calcext:value-type="currency">
            <text:p>20,00 €</text:p>
          </table:table-cell>
          <table:table-cell/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1]*[.G11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2]*[.G12]" office:value-type="currency" office:currency="EUR" office:value="0.38" calcext:value-type="currency">
            <text:p>0,38 €</text:p>
          </table:table-cell>
          <table:table-cell office:value-type="string" calcext:value-type="string">
            <text:p>Actually any preferred color, red, green or blue can be used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3]*[.G13]" office:value-type="currency" office:currency="EUR" office:value="0.04" calcext:value-type="currency">
            <text:p>0,04 €</text:p>
          </table:table-cell>
          <table:table-cell office:value-type="string" calcext:value-type="string">
            <text:p>Actually any preferred color, red, green or blue can be used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T54C 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14]*[.G14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5]*[.G15]" office:value-type="currency" office:currency="EUR" office:value="1.1" calcext:value-type="currency">
            <text:p>1,10 €</text:p>
          </table:table-cell>
          <table:table-cell office:value-type="string" calcext:value-type="string">
            <text:p>Might be increased to 500mA depending on real consumption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6]*[.G16]" office:value-type="currency" office:currency="EUR" office:value="0.13" calcext:value-type="currency">
            <text:p>0,13 €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7]*[.G17]" office:value-type="currency" office:currency="EUR" office:value="0" calcext:value-type="currency">
            <text:p>0,00 €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8]*[.G18]" office:value-type="currency" office:currency="EUR" office:value="0.14" calcext:value-type="currency">
            <text:p>0,14 €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9]*[.G19]" office:value-type="currency" office:currency="EUR" office:value="0.88" calcext:value-type="currency">
            <text:p>0,88 €</text:p>
          </table:table-cell>
          <table:table-cell/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20]*[.G20]" office:value-type="currency" office:currency="EUR" office:value="1.9" calcext:value-type="currency">
            <text:p>1,90 €</text:p>
          </table:table-cell>
          <table:table-cell/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1]*[.G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2]*[.G22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3]*[.G23]" office:value-type="currency" office:currency="EUR" office:value="0.99" calcext:value-type="currency">
            <text:p>0,99 €</text:p>
          </table:table-cell>
          <table:table-cell/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4]*[.G24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2W (0.3W peak), 155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5]*[.G25]" office:value-type="currency" office:currency="EUR" office:value="2.89" calcext:value-type="currency">
            <text:p>2,89 €</text:p>
          </table:table-cell>
          <table:table-cell office:value-type="string" calcext:value-type="string">
            <text:p>With the testpin TP100, the 0.1W AL23-P variant can be used as alternative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6]*[.G26]" office:value-type="currency" office:currency="EUR" office:value="0.42" calcext:value-type="currency">
            <text:p>0,42 €</text:p>
          </table:table-cell>
          <table:table-cell/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7]*[.G27]" office:value-type="currency" office:currency="EUR" office:value="0.29" calcext:value-type="currency">
            <text:p>0,29 €</text:p>
          </table:table-cell>
          <table:table-cell/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8]*[.G28]" office:value-type="currency" office:currency="EUR" office:value="0.4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R1, R80</text:p>
          </table:table-cell>
          <table:table-cell office:value-type="string" calcext:value-type="string">
            <text:p>100kΩ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9]*[.G29]"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30]*[.G30]"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string" calcext:value-type="string">
            <text:p>R11, R14, R17, R20, R23,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R10, R13, R16, R19, R22, R87, R90, R101</text:p>
          </table:table-cell>
          <table:table-cell office:value-type="string" calcext:value-type="string">
            <text:p>4.7kΩ Resis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4]*[.G34]"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5]*[.G35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string" calcext:value-type="string">
            <text:p>R61,</text:p>
          </table:table-cell>
          <table:table-cell office:value-type="string" calcext:value-type="string">
            <text:p>1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M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63, R72, R103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  <table:table-cell/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9]*[.G39]" office:value-type="currency" office:currency="EUR" office:value="0.09" calcext:value-type="currency">
            <text:p>0,09 €</text:p>
          </table:table-cell>
          <table:table-cell/>
        </table:table-row>
        <table:table-row table:style-name="ro1">
          <table:table-cell office:value-type="string" calcext:value-type="string">
            <text:p>R84,</text:p>
          </table:table-cell>
          <table:table-cell office:value-type="string" calcext:value-type="string">
            <text:p>4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4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0]*[.G40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2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1]*[.G41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2]*[.G42]" office:value-type="currency" office:currency="EUR" office:value="0.13" calcext:value-type="currency">
            <text:p>0,13 €</text:p>
          </table:table-cell>
          <table:table-cell/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10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10K</text:p>
          </table:table-cell>
          <table:table-cell table:number-columns-repeated="2"/>
          <table:table-cell office:value-type="currency" office:currency="EUR" office:value="0.44" calcext:value-type="currency">
            <text:p>0,44 €</text:p>
          </table:table-cell>
          <table:table-cell table:formula="of:=[.C43]*[.G43]" office:value-type="currency" office:currency="EUR" office:value="0.44" calcext:value-type="currency">
            <text:p>0,44 €</text:p>
          </table:table-cell>
          <table:table-cell office:value-type="string" calcext:value-type="string">
            <text:p>Optional, or use a 25K variant. If not used, close JP102 and adjust R101 to the desired volume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4]*[.G44]" office:value-type="currency" office:currency="EUR" office:value="3.9" calcext:value-type="currency">
            <text:p>3,90 €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5]*[.G45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6]*[.G46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7]*[.G47]" office:value-type="currency" office:currency="EUR" office:value="1.14" calcext:value-type="currency">
            <text:p>1,14 €</text:p>
          </table:table-cell>
          <table:table-cell/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MCP1703, 3.3V 250mA Regulator, SOT-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703-3302MB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formula="of:=[.C48]*[.G48]" office:value-type="currency" office:currency="EUR" office:value="0.85" calcext:value-type="currency">
            <text:p>0,85 €</text:p>
          </table:table-cell>
          <table:table-cell/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9]*[.G49]" office:value-type="currency" office:currency="EUR" office:value="1.84" calcext:value-type="currency">
            <text:p>1,84 €</text:p>
          </table:table-cell>
          <table:table-cell/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50]*[.G50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1]*[.G51]" office:value-type="currency" office:currency="EUR" office:value="0.61" calcext:value-type="currency">
            <text:p>0,61 €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2]*[.G52]" office:value-type="currency" office:currency="EUR" office:value="9" calcext:value-type="currency">
            <text:p>9,00 €</text:p>
          </table:table-cell>
          <table: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3]*[.G53]" office:value-type="currency" office:currency="EUR" office:value="4.9" calcext:value-type="currency">
            <text:p>4,90 €</text:p>
          </table:table-cell>
          <table:table-cell/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4]*[.G54]" office:value-type="currency" office:currency="EUR" office:value="0.48" calcext:value-type="currency">
            <text:p>0,48 €</text:p>
          </table:table-cell>
          <table:table-cell/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5]*[.G55]" office:value-type="currency" office:currency="EUR" office:value="2.95" calcext:value-type="currency">
            <text:p>2,95 €</text:p>
          </table:table-cell>
          <table:table-cell/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6]*[.G56]" office:value-type="currency" office:currency="EUR" office:value="2.4" calcext:value-type="currency">
            <text:p>2,40 €</text:p>
          </table:table-cell>
          <table:table-cell/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7]*[.G57]" office:value-type="currency" office:currency="EUR" office:value="13.38" calcext:value-type="currency">
            <text:p>13,38 €</text:p>
          </table:table-cell>
          <table:table-cell/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8]*[.G58]" office:value-type="currency" office:currency="EUR" office:value="1.05" calcext:value-type="currency">
            <text:p>1,05 €</text:p>
          </table:table-cell>
          <table:table-cell/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Cut in the middle to get two, so one cable per button (6), and one for power supply (1) -&gt;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 DUPON 2PIN</text:p>
          </table:table-cell>
          <table:table-cell table:number-columns-repeated="2"/>
          <table:table-cell office:value-type="currency" office:currency="EUR" office:value="0.31" calcext:value-type="currency">
            <text:p>0,31 €</text:p>
          </table:table-cell>
          <table:table-cell table:formula="of:=[.C59]*[.G59]" office:value-type="currency" office:currency="EUR" office:value="1.24" calcext:value-type="currency">
            <text:p>1,24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60]*[.G60]" office:value-type="currency" office:currency="EUR" office:value="9.999" calcext:value-type="currency">
            <text:p>10,00 €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0])" office:value-type="currency" office:currency="EUR" office:value="87.769" calcext:value-type="currency">
            <text:p>87,77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11-03T21:52:49.854666071</dc:date>
    <meta:editing-duration>PT6H51M33S</meta:editing-duration>
    <meta:editing-cycles>57</meta:editing-cycles>
    <meta:generator>LibreOffice/7.4.7.2$Linux_X86_64 LibreOffice_project/40$Build-2</meta:generator>
    <dc:creator>Malte Marwedel</dc:creator>
    <meta:document-statistic meta:table-count="1" meta:cell-count="362" meta:object-count="0"/>
  </office:meta>
</office:document-meta>
</file>